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1000000DD207BCB0C4553C5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5in" fo:margin-left="0.2444in" table:align="left"/>
    </style:style>
    <style:style style:name="Table1.A" style:family="table-column">
      <style:table-column-properties style:column-width="3.0632in"/>
    </style:style>
    <style:style style:name="Table1.B" style:family="table-column">
      <style:table-column-properties style:column-width="3.1868in"/>
    </style:style>
    <style:style style:name="Table1.A1" style:family="table-cell">
      <style:table-cell-properties style:vertical-align="middle" fo:background-color="#ffffff" fo:padding-left="0.0799in" fo:padding-right="0.0799in" fo:padding-top="0.0194in" fo:padding-bottom="0.0194in" fo:border="0.5pt solid #000000">
        <style:background-image/>
      </style:table-cell-properties>
    </style:style>
    <style:style style:name="Table1.A3" style:family="table-cell">
      <style:table-cell-properties style:vertical-align="middle" fo:background-color="#ffffff" fo:padding-left="0.0799in" fo:padding-right="0.0799in" fo:padding-top="0.0194in" fo:padding-bottom="0.0194in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Liberation Serif" officeooo:rsid="00121194" officeooo:paragraph-rsid="00121194"/>
    </style:style>
    <style:style style:name="P2" style:family="paragraph" style:parent-style-name="Standard" style:list-style-name="L1">
      <style:text-properties style:font-name="Liberation Serif" officeooo:rsid="00121194" officeooo:paragraph-rsid="00121194"/>
    </style:style>
    <style:style style:name="P3" style:family="paragraph" style:parent-style-name="Standard" style:list-style-name="L1">
      <style:text-properties style:font-name="Liberation Serif" officeooo:rsid="00131b00" officeooo:paragraph-rsid="00131b00"/>
    </style:style>
    <style:style style:name="P4" style:family="paragraph" style:parent-style-name="Standard" style:list-style-name="L1">
      <style:text-properties style:font-name="Liberation Serif" officeooo:rsid="0014dfb9" officeooo:paragraph-rsid="0014dfb9"/>
    </style:style>
    <style:style style:name="P5" style:family="paragraph" style:parent-style-name="Standard">
      <loext:graphic-properties draw:fill="none"/>
      <style:paragraph-properties fo:margin-left="0.1252in" fo:margin-right="0in" fo:text-indent="0in" style:auto-text-indent="false" fo:background-color="transparent"/>
      <style:text-properties style:font-name="Liberation Serif" officeooo:rsid="00121194" officeooo:paragraph-rsid="00121194"/>
    </style:style>
    <style:style style:name="P6" style:family="paragraph" style:parent-style-name="Text_20_body">
      <style:text-properties style:font-name="Liberation Serif"/>
    </style:style>
    <style:style style:name="P7" style:family="paragraph" style:parent-style-name="Table_20_Contents">
      <loext:graphic-properties draw:fill="none"/>
      <style:paragraph-properties fo:margin-left="0.1252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Liberation Serif" fo:font-size="11pt" fo:font-style="normal" style:text-underline-style="none" fo:font-weight="bold" style:text-blinking="false" fo:background-color="transparent"/>
    </style:style>
    <style:style style:name="P8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/>
      <style:text-properties style:font-name="Liberation Serif" officeooo:rsid="0014dfb9" officeooo:paragraph-rsid="0014dfb9"/>
    </style:style>
    <style:style style:name="P9" style:family="paragraph" style:parent-style-name="Table_20_Contents">
      <loext:graphic-properties draw:fill="none"/>
      <style:paragraph-properties fo:margin-left="0.1252in" fo:margin-right="0in" fo:text-indent="0in" style:auto-text-indent="false" fo:background-color="transparent"/>
      <style:text-properties style:font-name="Liberation Serif" officeooo:rsid="00157d98" officeooo:paragraph-rsid="00157d98"/>
    </style:style>
    <style:style style:name="P10" style:family="paragraph" style:parent-style-name="Heading_20_2"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121194" officeooo:paragraph-rsid="00121194" style:text-blinking="false" fo:background-color="transparent"/>
    </style:style>
    <style:style style:name="P11" style:family="paragraph" style:parent-style-name="Heading_20_2" style:master-page-name="">
      <loext:graphic-properties draw:fill="none"/>
      <style:paragraph-properties fo:margin-left="0.1252in" fo:margin-right="0in" fo:text-indent="0in" style:auto-text-indent="false" style:page-number="auto" fo:background-color="transparent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121194" officeooo:paragraph-rsid="00121194" style:text-blinking="false" fo:background-color="transparent"/>
    </style:style>
    <style:style style:name="T1" style:family="text">
      <style:text-properties officeooo:rsid="00131b00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bookmark text:name="docs-internal-guid-ba4eaca5-56e5-dc68-3bb5-0b417c91674f"/>Термины и сокращения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Наименование термина </text:p>
          </table:table-cell>
          <table:table-cell table:style-name="Table1.A1" office:value-type="string">
            <text:p text:style-name="P7">Расшифровка</text:p>
          </table:table-cell>
        </table:table-row>
        <table:table-row>
          <table:table-cell table:style-name="Table1.A1" office:value-type="string">
            <text:p text:style-name="P9">Почтовое сообщение</text:p>
          </table:table-cell>
          <table:table-cell table:style-name="Table1.A1" office:value-type="string">
            <text:p text:style-name="P9">Сообщение ,передаваемое из системы, по протоколу SMTP.</text:p>
          </table:table-cell>
        </table:table-row>
        <table:table-row>
          <table:table-cell table:style-name="Table1.A3" office:value-type="string">
            <text:p text:style-name="P8">Уведомление</text:p>
          </table:table-cell>
          <table:table-cell table:style-name="Table1.A3" office:value-type="string">
            <text:p text:style-name="P8">Запись внутри системы, подразумевающая необходимость отправки почтового сообщения</text:p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A3" office:value-type="string">
            <text:p text:style-name="P8"/>
          </table:table-cell>
        </table:table-row>
      </table:table>
      <text:p text:style-name="P5"/>
      <text:p text:style-name="P1"/>
      <text:p text:style-name="P1"><text:tab/>Функциональные требования к системе:</text:p>
      <text:list xml:id="list4252362780627236105" text:style-name="L1">
        <text:list-item>
          <text:p text:style-name="P2">Система должна формировать уведомления <text:span text:style-name="T1">абитуриентам </text:span>в автоматическом режиме.</text:p>
        </text:list-item>
        <text:list-item>
          <text:p text:style-name="P3">Система должна создавать почтовые сообщения по уведомлениям.</text:p>
        </text:list-item>
        <text:list-item>
          <text:p text:style-name="P2">Система должна позволять выбирать множество уведомлений для отправки по ним почтовых сообщений.</text:p>
        </text:list-item>
        <text:list-item>
          <text:p text:style-name="P2">Система должна позволять редактировать шаблон для формирования текста сообщений.</text:p>
          <text:list>
            <text:list-item>
              <text:p text:style-name="P4">Система должна уметь работать с шаблонами, содержащими метки вида <text:line-break/>«%name%» для автоматической подстановки информации («placeholders»).</text:p>
            </text:list-item>
            <text:list-item>
              <text:p text:style-name="P4">Система должна позволять заменять шаблоны сообщений без необходимости внесения изменений в программный код системы.</text:p>
            </text:list-item>
          </text:list>
        </text:list-item>
        <text:list-item>
          <text:p text:style-name="P2">Система должна позволять <text:span text:style-name="T1">удалять уведомления, по которым нет необходимости отправлять почтовые сообщения.</text:span></text:p>
        </text:list-item>
      </text:list>
      <text:p text:style-name="P1"/>
      <text:h text:style-name="P10" text:outline-level="2"><text:bookmark text:name="docs-internal-guid-596274d4-56f5-0306-f521-fd7c639d4829"/>Описание сценариев использования</text:h>
      <text:p text:style-name="P6"><text:span text:style-name="T2">Сценарии использования формализованы в Use-Case диаграмме (рис 1.)</text:span></text:p>
      <text:p text:style-name="P1"><draw:frame draw:style-name="fr1" draw:name="Image1" text:anchor-type="paragraph" svg:width="6.6929in" svg:height="1.8465in" draw:z-index="0"><draw:image xlink:href="Pictures/1000020100000321000000DD207BCB0C4553C5E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7:02:48.887039571</meta:creation-date>
    <dc:date>2017-02-19T18:21:39.731434198</dc:date>
    <meta:editing-duration>PT6M19S</meta:editing-duration>
    <meta:editing-cycles>1</meta:editing-cycles>
    <meta:generator>LibreOffice/5.1.4.2$Linux_X86_64 LibreOffice_project/10m0$Build-2</meta:generator>
    <meta:document-statistic meta:table-count="1" meta:image-count="1" meta:object-count="0" meta:page-count="1" meta:paragraph-count="17" meta:word-count="123" meta:character-count="1031" meta:non-whitespace-character-count="929"/>
  </office:meta>
</office:document-meta>
</file>